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 style:shadow="none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345cm"/>
    </style:style>
    <style:style style:name="Tabella4.C" style:family="table-column">
      <style:table-column-properties style:column-width="1.217cm"/>
    </style:style>
    <style:style style:name="Tabella4.D" style:family="table-column">
      <style:table-column-properties style:column-width="8.28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8.281cm" table:align="margins" style:shadow="none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2.275cm" style:rel-column-width="1290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860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a10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size="6pt" fo:font-weight="normal" officeooo:rsid="003c366e" style:font-size-asian="6pt" style:font-weight-asian="normal" style:font-size-complex="6pt" style:font-weight-complex="normal"/>
    </style:style>
    <style:style style:name="T8" style:family="text">
      <style:text-properties fo:font-weight="normal" officeooo:rsid="003c366e" style:font-weight-asian="normal" style:font-weight-complex="normal"/>
    </style:style>
    <style:style style:name="T9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tinte prodotti ordinati: <text:span text:style-name="T6"><text:placeholder text:placeholder-type="text">&lt;get_filter(data)&gt;</text:placeholder></text:span></text:p>
      <text:p text:style-name="P14"><text:text-input text:description="&lt;for each=&quot;item in load_bom(data)&quot;&gt;">starts for loop</text:text-input></text:p>
      <text:p text:style-name="P12"><text:span text:style-name="T6"><text:placeholder text:placeholder-type="text">&lt;item.default_code&gt;</text:placeholder></text:span><text:span text:style-name="T6"> </text:span><text:span text:style-name="T8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ella4.1">
            <table:table-cell table:style-name="Tabella4.A1" table:number-columns-spanned="2" office:value-type="string">
              <text:p text:style-name="P8">Part<text:span text:style-name="T9">e</text:span></text:p>
            </table:table-cell>
            <table:covered-table-cell/>
            <table:table-cell table:style-name="Tabella4.C1" table:number-columns-spanned="2" office:value-type="string">
              <text:p text:style-name="P8">Component<text:span text:style-name="T9">e</text:span> final<text:span text:style-name="T9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4" office:value-type="string">
            <text:p text:style-name="P10"><text:text-input text:description="&lt;for each=&quot;component in item.dynamic_bom_line_ids&quot;&gt;">starts for loop</text:text-input></text:p>
          </table:table-cell>
          <table:covered-table-cell/>
          <table:covered-table-cell/>
          <table:covered-table-cell/>
        </table:table-row>
        <table:table-row table:style-name="Tabella4.1">
          <table:table-cell table:style-name="Tabella4.A3" office:value-type="string">
            <text:p text:style-name="P16"><text:span text:style-name="T5"><text:placeholder text:placeholder-type="text">&lt;component.product_id.default_code or '???'&gt;</text:placeholder></text:span><text:placeholder text:placeholder-type="text">&lt;if test="component.dynamic_mask"&gt;</text:placeholder> <draw:frame draw:style-name="fr1" draw:name="Componente sovrascritto " text:anchor-type="as-char" svg:width="0.423cm" svg:height="0.423cm" draw:z-index="0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[l.product_id.id for l in item.dynamic_bom_line_ids].count(component.product_id.id) &gt; 1"&gt;</text:placeholder> <draw:frame draw:style-name="fr2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7"><text:placeholder text:placeholder-type="text">&lt;component.category_id.name or ''&gt;</text:placeholder><text:placeholder text:placeholder-type="text">&lt;' (%s)' % component.dynamic_mask if component.dynamic_mask else ''&gt;</text:placeholder><text:placeholder text:placeholder-type="text">&lt;if test="component.product_id.bom_placeholder"&gt;</text:placeholder> <draw:frame draw:style-name="fr2" draw:name="Immagine1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8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21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21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20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22"><text:text-input text:description="&lt;/for&gt;">ends for loop</text:text-input></text:p>
                </table:table-cell>
                <table:covered-table-cell/>
              </table:table-row>
            </table:table>
            <text:p text:style-name="P10"/>
          </table:table-cell>
        </table:table-row>
        <table:table-row>
          <table:table-cell table:style-name="Tabella4.A4" table:number-columns-spanned="4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19"/>
      <text:p text:style-name="P1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15:49:18.616325478</dc:date>
    <dc:creator>thebrush </dc:creator>
    <meta:editing-duration>PT15H58M44S</meta:editing-duration>
    <meta:editing-cycles>170</meta:editing-cycles>
    <meta:document-statistic meta:table-count="2" meta:image-count="3" meta:object-count="0" meta:page-count="1" meta:paragraph-count="17" meta:word-count="82" meta:character-count="690" meta:non-whitespace-character-count="635"/>
  </office:meta>
</office:document-meta>
</file>